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3.1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6cm" svg:height="2cm" svg:x="4.1cm" svg:y="8cm">
          <draw:glue-point draw:id="4" svg:x="-5.002cm" svg:y="-3cm"/>
          <draw:glue-point draw:id="5" svg:x="-5.002cm" svg:y="3cm"/>
          <draw:glue-point draw:id="6" svg:x="5.002cm" svg:y="2.5cm"/>
          <draw:glue-point draw:id="7" svg:x="5.002cm" svg:y="-2.5cm"/>
          <draw:glue-point draw:id="8" svg:x="3.055cm" svg:y="5.005cm"/>
          <draw:glue-point draw:id="9" svg:x="-2.5cm" svg:y="5.005cm"/>
          <draw:glue-point draw:id="10" svg:x="-2.5cm" svg:y="-5.005cm"/>
          <draw:glue-point draw:id="11" svg:x="2.5cm" svg:y="-5.005cm"/>
          <draw:glue-point draw:id="12" svg:x="0cm" svg:y="-5.005cm"/>
          <text:p text:style-name="P1">addr_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cm" svg:height="2cm" svg:x="12.1cm" svg:y="8cm">
          <draw:glue-point draw:id="4" svg:x="-5.002cm" svg:y="-2.5cm"/>
          <draw:glue-point draw:id="5" svg:x="-5.002cm" svg:y="2.5cm"/>
          <text:p text:style-name="P1">coeff_mem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2cm" svg:x="20cm" svg:y="8cm">
          <draw:glue-point draw:id="4" svg:x="5.002cm" svg:y="2.5cm"/>
          <draw:glue-point draw:id="5" svg:x="5.002cm" svg:y="-2.5cm"/>
          <draw:glue-point draw:id="6" svg:x="-2.5cm" svg:y="-5.005cm"/>
          <draw:glue-point draw:id="7" svg:x="0cm" svg:y="-5.005cm"/>
          <draw:glue-point draw:id="8" svg:x="2.5cm" svg:y="-5.005cm"/>
          <text:p text:style-name="P1">MACC</text:p>
          <draw:enhanced-geometry svg:viewBox="0 0 21600 21600" draw:type="rectangle" draw:enhanced-path="M 0 0 L 21600 0 21600 21600 0 21600 0 0 Z N"/>
        </draw:custom-shape>
        <draw:frame draw:style-name="gr3" draw:text-style-name="P3" xml:id="id2" draw:id="id2" draw:layer="layout" svg:width="3.148cm" svg:height="0.954cm" svg:x="25.5cm" svg:y="9.02cm">
          <draw:text-box>
            <text:p>y [nb-1:0]</text:p>
          </draw:text-box>
        </draw:frame>
        <draw:connector draw:style-name="gr4" draw:text-style-name="P4" draw:layer="layout" svg:x1="24cm" svg:y1="9.5cm" svg:x2="25.5cm" svg:y2="9.497cm" draw:start-shape="id1" draw:start-glue-point="4" draw:end-shape="id2" svg:d="M24000 9500h751v-3h749" svg:viewBox="0 0 1501 4">
          <text:p/>
        </draw:connector>
        <draw:frame draw:style-name="gr5" draw:text-style-name="P3" xml:id="id3" draw:id="id3" draw:layer="layout" svg:width="2.471cm" svg:height="0.954cm" svg:x="25.5cm" svg:y="8.02cm">
          <draw:text-box>
            <text:p>y_valid</text:p>
          </draw:text-box>
        </draw:frame>
        <draw:connector draw:style-name="gr6" draw:text-style-name="P4" draw:layer="layout" svg:x1="24cm" svg:y1="8.5cm" svg:x2="25.5cm" svg:y2="8.497cm" draw:start-shape="id1" draw:start-glue-point="5" draw:end-shape="id3" svg:d="M24000 8500h751v-3h749" svg:viewBox="0 0 1501 4">
          <text:p/>
        </draw:connector>
        <draw:frame draw:style-name="gr5" draw:text-style-name="P3" xml:id="id7" draw:id="id7" draw:layer="layout" svg:width="2.691cm" svg:height="0.954cm" svg:x="1.1cm" svg:y="6cm">
          <draw:text-box>
            <text:p>Nc [7:0]</text:p>
          </draw:text-box>
        </draw:frame>
        <draw:frame draw:style-name="gr5" draw:text-style-name="P3" xml:id="id6" draw:id="id6" draw:layer="layout" svg:width="3.351cm" svg:height="0.954cm" svg:x="0.849cm" svg:y="11.1cm">
          <draw:text-box>
            <text:p>ρ [nb+7:0]</text:p>
          </draw:text-box>
        </draw:frame>
        <draw:frame draw:style-name="gr5" draw:text-style-name="P3" xml:id="id4" draw:id="id4" draw:layer="layout" svg:width="1.738cm" svg:height="0.954cm" svg:x="0.962cm" svg:y="8.52cm">
          <draw:text-box>
            <text:p>start</text:p>
          </draw:text-box>
        </draw:frame>
        <draw:connector draw:style-name="gr7" draw:text-style-name="P4" draw:layer="layout" svg:x1="2.7cm" svg:y1="8.997cm" svg:x2="4.1cm" svg:y2="9cm" draw:start-shape="id4" draw:start-glue-point="1" draw:end-shape="id5" draw:end-glue-point="3" svg:d="M2700 8997h700v3h700" svg:viewBox="0 0 1401 4">
          <text:p/>
        </draw:connector>
        <draw:connector draw:style-name="gr8" draw:text-style-name="P4" draw:layer="layout" svg:x1="2.524cm" svg:y1="11.1cm" svg:x2="4.1cm" svg:y2="9.6cm" draw:start-shape="id6" draw:start-glue-point="0" draw:end-shape="id5" draw:end-glue-point="5" svg:d="M2524 11100v-1500h1576" svg:viewBox="0 0 1577 1501">
          <text:p/>
        </draw:connector>
        <draw:connector draw:style-name="gr9" draw:text-style-name="P4" draw:layer="layout" svg:x1="2.445cm" svg:y1="6.954cm" svg:x2="4.1cm" svg:y2="8.4cm" draw:start-shape="id7" draw:start-glue-point="2" draw:end-shape="id5" draw:end-glue-point="4" svg:d="M2445 6954v1446h1655" svg:viewBox="0 0 1656 1447">
          <text:p/>
        </draw:connector>
        <draw:connector draw:style-name="gr10" draw:text-style-name="P4" draw:layer="layout" svg:x1="16.1cm" svg:y1="9cm" svg:x2="20cm" svg:y2="9cm" draw:start-shape="id8" draw:start-glue-point="1" draw:end-shape="id1" draw:end-glue-point="3" svg:d="M16100 9000h3900" svg:viewBox="0 0 3901 1">
          <text:p/>
        </draw:connector>
        <draw:frame draw:style-name="gr5" draw:text-style-name="P3" draw:layer="layout" svg:width="4.193cm" svg:height="0.954cm" svg:x="16cm" svg:y="7.8cm">
          <draw:text-box>
            <text:p>coeff [nb-1:0]</text:p>
          </draw:text-box>
        </draw:frame>
        <draw:connector draw:style-name="gr8" draw:text-style-name="P4" draw:layer="layout" svg:x1="7.7cm" svg:y1="8.5cm" svg:x2="12.1cm" svg:y2="8.5cm" draw:start-shape="id5" draw:start-glue-point="7" draw:end-shape="id8" draw:end-glue-point="4" svg:d="M7700 8500h4400" svg:viewBox="0 0 4401 1">
          <text:p/>
        </draw:connector>
        <draw:connector draw:style-name="gr10" draw:text-style-name="P4" draw:layer="layout" svg:x1="7.7cm" svg:y1="9.5cm" svg:x2="12.1cm" svg:y2="9.5cm" draw:start-shape="id5" draw:start-glue-point="6" draw:end-shape="id8" draw:end-glue-point="5" svg:d="M7700 9500h4400" svg:viewBox="0 0 4401 1">
          <text:p/>
        </draw:connector>
        <draw:frame draw:style-name="gr5" draw:text-style-name="P3" draw:layer="layout" svg:width="5.971cm" svg:height="0.954cm" svg:x="7.1cm" svg:y="7.1cm">
          <draw:text-box>
            <text:p>coeff_addr [nb+4:0]</text:p>
          </draw:text-box>
        </draw:frame>
        <draw:frame draw:style-name="gr5" draw:text-style-name="P3" draw:layer="layout" svg:width="4.731cm" svg:height="0.954cm" svg:x="7.5cm" svg:y="9.7cm">
          <draw:text-box>
            <text:p>h_step [nb-1:0]</text:p>
          </draw:text-box>
        </draw:frame>
        <draw:frame draw:style-name="gr5" draw:text-style-name="P3" xml:id="id9" draw:id="id9" draw:layer="layout" svg:width="3.851cm" svg:height="0.954cm" svg:x="1.08cm" svg:y="13.1cm">
          <draw:text-box>
            <text:p>s_addr [7:0]</text:p>
          </draw:text-box>
        </draw:frame>
        <draw:frame draw:style-name="gr5" draw:text-style-name="P3" xml:id="id11" draw:id="id11" draw:layer="layout" svg:width="4.731cm" svg:height="0.954cm" svg:x="19.63cm" svg:y="13.1cm">
          <draw:text-box>
            <text:p>s_data [nb-1:0]</text:p>
          </draw:text-box>
        </draw:frame>
        <draw:frame draw:style-name="gr5" draw:text-style-name="P3" xml:id="id10" draw:id="id10" draw:layer="layout" svg:width="4.926cm" svg:height="0.954cm" svg:x="6.52cm" svg:y="13.1cm">
          <draw:text-box>
            <text:p>y_addr [nb+7:0]</text:p>
          </draw:text-box>
        </draw:frame>
        <draw:connector draw:style-name="gr9" draw:text-style-name="P4" draw:layer="layout" draw:line-skew="0.549cm" svg:x1="5cm" svg:y1="10cm" svg:x2="3.005cm" svg:y2="13.1cm" draw:start-shape="id5" draw:start-glue-point="9" draw:end-shape="id9" svg:d="M5000 10000v2100h-1995v1000" svg:viewBox="0 0 1996 3101">
          <text:p/>
        </draw:connector>
        <draw:connector draw:style-name="gr8" draw:text-style-name="P4" draw:layer="layout" draw:line-skew="0.549cm" svg:x1="6.999cm" svg:y1="10cm" svg:x2="8.983cm" svg:y2="13.1cm" draw:start-shape="id5" draw:start-glue-point="8" draw:end-shape="id10" draw:end-glue-point="0" svg:d="M6999 10000v2100h1984v1000" svg:viewBox="0 0 1985 3101">
          <text:p/>
        </draw:connector>
        <draw:connector draw:style-name="gr10" draw:text-style-name="P4" draw:layer="layout" svg:x1="21.995cm" svg:y1="13.1cm" svg:x2="22cm" svg:y2="10cm" draw:start-shape="id11" draw:start-glue-point="0" draw:end-shape="id1" draw:end-glue-point="2" svg:d="M21995 13100v-1549h5v-1551" svg:viewBox="0 0 6 3101">
          <text:p/>
        </draw:connector>
        <draw:connector draw:style-name="gr7" draw:text-style-name="P4" draw:layer="layout" draw:line-skew="-0.499cm" svg:x1="6.8cm" svg:y1="8cm" svg:x2="21cm" svg:y2="8cm" draw:start-shape="id5" draw:start-glue-point="11" draw:end-shape="id1" draw:end-glue-point="6" svg:d="M6800 8000v-1000h14200v1000" svg:viewBox="0 0 14201 1001">
          <text:p/>
        </draw:connector>
        <draw:connector draw:style-name="gr7" draw:text-style-name="P4" draw:layer="layout" draw:line-skew="-1.499cm" svg:x1="5.9cm" svg:y1="8cm" svg:x2="22cm" svg:y2="8cm" draw:start-shape="id5" draw:start-glue-point="12" draw:end-shape="id1" draw:end-glue-point="7" svg:d="M5900 8000v-2000h16100v2000" svg:viewBox="0 0 16101 2001">
          <text:p/>
        </draw:connector>
        <draw:connector draw:style-name="gr7" draw:text-style-name="P4" draw:layer="layout" draw:line-skew="-2.499cm" svg:x1="5cm" svg:y1="8cm" svg:x2="23cm" svg:y2="8cm" draw:start-shape="id5" draw:start-glue-point="10" draw:end-shape="id1" draw:end-glue-point="8" svg:d="M5000 8000v-3000h18000v3000" svg:viewBox="0 0 18001 3001">
          <text:p/>
        </draw:connector>
        <draw:frame draw:style-name="gr5" draw:text-style-name="P3" draw:layer="layout" svg:width="2.627cm" svg:height="0.954cm" svg:x="12.8cm" svg:y="4cm">
          <draw:text-box>
            <text:p>α_done</text:p>
          </draw:text-box>
        </draw:frame>
        <draw:frame draw:style-name="gr5" draw:text-style-name="P3" draw:layer="layout" svg:width="1.874cm" svg:height="0.954cm" svg:x="13.1cm" svg:y="5.1cm">
          <draw:text-box>
            <text:p>en_c</text:p>
          </draw:text-box>
        </draw:frame>
        <draw:frame draw:style-name="gr5" draw:text-style-name="P3" draw:layer="layout" svg:width="2.085cm" svg:height="0.954cm" svg:x="13cm" svg:y="6.1cm">
          <draw:text-box>
            <text:p>en_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1-13T16:17:37.848596596</dc:date>
    <meta:editing-duration>PT8M22S</meta:editing-duration>
    <meta:editing-cycles>3</meta:editing-cycles>
    <meta:generator>LibreOffice/5.3.6.1$Linux_X86_64 LibreOffice_project/30$Build-1</meta:generator>
    <meta:document-statistic meta:object-count="31"/>
  </office:meta>
</office:document-meta>
</file>